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cc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2" style:family="graphic" style:parent-style-name="standard">
      <style:graphic-properties svg:stroke-width="0.1cm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3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6cm" fo:min-width="4.239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cm" fo:min-width="5.382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2cm" fo:min-width="4.33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4cm" fo:min-width="3.322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4.245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4cm" fo:min-width="3.635cm" draw:shadow="hidden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5.7cm" svg:height="0.817cm" svg:x="3.4cm" svg:y="2.5cm">
          <text:p text:style-name="P1">Produc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5.7cm" svg:height="0.817cm" svg:x="3.4cm" svg:y="10.683cm">
          <text:p text:style-name="P1">Consum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5cm" svg:height="4.092cm" svg:x="1.5cm" svg:y="4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5.7cm" svg:height="0.817cm" svg:x="3.4cm" svg:y="5.773cm">
          <text:p text:style-name="P1">Address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5.7cm" svg:height="0.819cm" svg:x="3.4cm" svg:y="7.817cm">
          <text:p text:style-name="P1">JBM Queu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6.25cm" svg:y1="3.317cm" svg:x2="6.25cm" svg:y2="5.773cm" draw:start-shape="id1" draw:start-glue-point="2" draw:end-shape="id2" draw:end-glue-point="0" svg:d="m6250 3317v549 1356 551">
          <text:p/>
        </draw:connector>
        <draw:connector draw:style-name="gr3" draw:text-style-name="P2" draw:layer="layout" draw:type="lines" svg:x1="6.25cm" svg:y1="6.59cm" svg:x2="6.25cm" svg:y2="7.817cm" draw:start-shape="id2" draw:start-glue-point="2" draw:end-shape="id3" svg:d="m6250 6590v549 127 551">
          <text:p/>
        </draw:connector>
        <draw:connector draw:style-name="gr3" draw:text-style-name="P2" draw:layer="layout" draw:type="lines" svg:x1="6.25cm" svg:y1="8.636cm" svg:x2="6.25cm" svg:y2="10.683cm" draw:start-shape="id3" draw:start-glue-point="2" draw:end-shape="id4" draw:end-glue-point="0" svg:d="m6250 8636v549 947 551">
          <text:p/>
        </draw:connector>
        <draw:frame draw:style-name="gr4" draw:text-style-name="P3" draw:layer="layout" svg:width="3.188cm" svg:height="0.692cm" svg:x="6.312cm" svg:y="3.954cm">
          <draw:text-box>
            <text:p text:style-name="P3"><text:span text:style-name="T1">Send Message</text:span></text:p>
          </draw:text-box>
        </draw:frame>
        <draw:frame draw:style-name="gr5" draw:text-style-name="P3" draw:layer="layout" svg:width="4.115cm" svg:height="0.692cm" svg:x="6.385cm" svg:y="9.48cm">
          <draw:text-box>
            <text:p text:style-name="P3"><text:span text:style-name="T1">Consume Message</text:span></text:p>
          </draw:text-box>
        </draw:frame>
        <draw:frame draw:style-name="gr6" draw:text-style-name="P3" draw:layer="layout" svg:width="3.698cm" svg:height="0.692cm" svg:x="6.302cm" svg:y="6.908cm">
          <draw:text-box>
            <text:p text:style-name="P3"><text:span text:style-name="T1">Route to queue</text:span>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1" draw:text-style-name="P1" draw:id="id5" draw:layer="layout" svg:width="6.83cm" svg:height="2.041cm" svg:x="7.313cm" svg:y="2.5cm">
          <text:p text:style-name="P1">Produc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6.83cm" svg:height="2.041cm" svg:x="2.759cm" svg:y="24.959cm">
          <text:p text:style-name="P1">Subscrib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697cm" svg:height="14.294cm" svg:x="2cm" svg:y="7.6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6.83cm" svg:height="2.043cm" svg:x="7.313cm" svg:y="10.666cm">
          <text:p text:style-name="P1">Address</text:p>
          <draw:enhanced-geometry svg:viewBox="0 0 21600 21600" draw:type="rectangle" draw:enhanced-path="M 0 0 L 21600 0 21600 21600 0 21600 0 0 Z N"/>
        </draw:custom-shape>
        <draw:custom-shape draw:style-name="gr2" draw:text-style-name="P1" draw:id="id7" draw:layer="layout" svg:width="6.83cm" svg:height="2.043cm" svg:x="2.759cm" svg:y="16.791cm">
          <text:p text:style-name="P1">JBM Queu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10.728cm" svg:y1="4.541cm" svg:x2="10.728cm" svg:y2="10.666cm" draw:start-shape="id5" draw:start-glue-point="2" draw:end-shape="id6" draw:end-glue-point="0" svg:d="m10728 4541v549 5025 551">
          <text:p/>
        </draw:connector>
        <draw:connector draw:style-name="gr3" draw:text-style-name="P2" draw:layer="layout" draw:type="lines" svg:x1="10.728cm" svg:y1="12.709cm" svg:x2="6.174cm" svg:y2="16.791cm" draw:start-shape="id6" draw:start-glue-point="2" draw:end-shape="id7" draw:end-glue-point="0" svg:d="m10728 12709v549l-4554 2982v551">
          <text:p/>
        </draw:connector>
        <draw:connector draw:style-name="gr3" draw:text-style-name="P2" draw:layer="layout" draw:type="lines" svg:x1="6.174cm" svg:y1="18.834cm" svg:x2="6.174cm" svg:y2="24.959cm" draw:start-shape="id7" draw:start-glue-point="2" draw:end-shape="id8" draw:end-glue-point="0" svg:d="m6174 18834v549 5025 551">
          <text:p/>
        </draw:connector>
        <draw:frame draw:style-name="gr7" draw:text-style-name="P3" draw:layer="layout" svg:width="4.315cm" svg:height="1.414cm" svg:x="10.594cm" svg:y="6.011cm">
          <draw:text-box>
            <text:p text:style-name="P3"><text:span text:style-name="T1">Send Message</text:span></text:p>
          </draw:text-box>
        </draw:frame>
        <draw:frame draw:style-name="gr8" draw:text-style-name="P3" draw:layer="layout" svg:width="5.357cm" svg:height="1.411cm" svg:x="5.795cm" svg:y="21.897cm">
          <draw:text-box>
            <text:p text:style-name="P3"><text:span text:style-name="T1">Consume Message</text:span></text:p>
          </draw:text-box>
        </draw:frame>
        <draw:frame draw:style-name="gr9" draw:text-style-name="P3" draw:layer="layout" svg:width="4.668cm" svg:height="1.414cm" svg:x="8.227cm" svg:y="14.75cm">
          <draw:text-box>
            <text:p text:style-name="P3"><text:span text:style-name="T1">Route to queues</text:span></text:p>
          </draw:text-box>
        </draw:frame>
        <draw:custom-shape draw:style-name="gr2" draw:text-style-name="P1" draw:id="id9" draw:layer="layout" svg:width="6.831cm" svg:height="2.043cm" svg:x="11.108cm" svg:y="16.791cm">
          <text:p text:style-name="P1">JBM Queu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10.729cm" svg:y1="12.709cm" svg:x2="14.523cm" svg:y2="16.791cm" draw:end-shape="id9" draw:end-glue-point="0" svg:d="m10729 12709v0l3794 3531v551">
          <text:p/>
        </draw:connector>
        <draw:custom-shape draw:style-name="gr1" draw:text-style-name="P1" draw:id="id10" draw:layer="layout" svg:width="6.831cm" svg:height="2.041cm" svg:x="11.108cm" svg:y="24.959cm">
          <text:p text:style-name="P1">Subscrib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14.523cm" svg:y1="18.834cm" svg:x2="14.523cm" svg:y2="24.959cm" draw:start-shape="id9" draw:start-glue-point="2" draw:end-shape="id10" draw:end-glue-point="0" svg:d="m14523 18834v549 5025 551">
          <text:p/>
        </draw:connector>
        <draw:frame draw:style-name="gr8" draw:text-style-name="P3" draw:layer="layout" svg:width="5.357cm" svg:height="1.411cm" svg:x="14.143cm" svg:y="21.897cm">
          <draw:text-box>
            <text:p text:style-name="P3"><text:span text:style-name="T1">Consume Mess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ndy Taylor</meta:initial-creator>
    <meta:creation-date>2009-05-08T11:58:40</meta:creation-date>
    <dc:creator>Andy Taylor</dc:creator>
    <dc:date>2009-05-08T16:12:24</dc:date>
    <meta:editing-cycles>4</meta:editing-cycles>
    <meta:editing-duration>PT3H0M51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